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OpenSymbol2" svg:font-family="OpenSymbol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>
      <style:paragraph-properties fo:margin-top="0in" fo:margin-bottom="0in" loext:contextual-spacing="false" fo:line-height="100%" fo:text-align="start" style:justify-single-word="false"/>
    </style:style>
    <style:style style:name="P3" style:family="paragraph" style:parent-style-name="Standard">
      <style:paragraph-properties fo:margin-top="0in" fo:margin-bottom="0.0598in" loext:contextual-spacing="false" fo:line-height="100%"/>
    </style:style>
    <style:style style:name="P4" style:family="paragraph" style:parent-style-name="Standard">
      <style:paragraph-properties fo:margin-top="0in" fo:margin-bottom="0.0598in" loext:contextual-spacing="false" fo:line-height="100%" fo:text-align="center" style:justify-single-word="false">
        <style:tab-stops>
          <style:tab-stop style:position="1.1252in"/>
        </style:tab-stops>
      </style:paragraph-properties>
    </style:style>
    <style:style style:name="P5" style:family="paragraph" style:parent-style-name="Standard" style:list-style-name="WWNum2">
      <style:paragraph-properties fo:margin-top="0in" fo:margin-bottom="0.0598in" loext:contextual-spacing="false" fo:line-height="100%"/>
    </style:style>
    <style:style style:name="P6" style:family="paragraph" style:parent-style-name="Standard" style:list-style-name="WWNum3">
      <style:paragraph-properties fo:margin-top="0in" fo:margin-bottom="0.0598in" loext:contextual-spacing="false" fo:line-height="100%"/>
    </style:style>
    <style:style style:name="P7" style:family="paragraph" style:parent-style-name="Standard">
      <style:paragraph-properties fo:margin-top="0in" fo:margin-bottom="0.0598in" loext:contextual-spacing="false" fo:line-height="100%">
        <style:tab-stops>
          <style:tab-stop style:position="1.1252in"/>
        </style:tab-stops>
      </style:paragraph-properties>
    </style:style>
    <style:style style:name="P8" style:family="paragraph" style:parent-style-name="Standard">
      <style:paragraph-properties fo:margin-top="0in" fo:margin-bottom="0.0598in" loext:contextual-spacing="false" fo:line-height="100%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 style:master-page-name="Standard">
      <style:paragraph-properties fo:margin-top="0in" fo:margin-bottom="0.0598in" loext:contextual-spacing="false" fo:line-height="100%" fo:text-align="center" style:justify-single-word="false" style:page-number="auto">
        <style:tab-stops>
          <style:tab-stop style:position="1.1252in"/>
        </style:tab-stops>
      </style:paragraph-properties>
    </style:style>
    <style:style style:name="P10" style:family="paragraph" style:parent-style-name="Standard" style:list-style-name="">
      <style:paragraph-properties fo:margin-left="0.5in" fo:margin-right="0in" fo:margin-top="0in" fo:margin-bottom="0.0598in" loext:contextual-spacing="false" fo:line-height="100%" fo:text-indent="0in" style:auto-text-indent="false"/>
      <style:text-properties fo:color="#000000" style:font-name="Liberation Sans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T1" style:family="text">
      <style:text-properties fo:color="#000000" style:font-name="Liberation Sans" fo:font-size="16pt" fo:font-weight="bold" style:font-name-asian="Calibri" style:font-size-asian="16pt" style:font-weight-asian="bold" style:font-name-complex="Calibri" style:font-size-complex="16pt" style:font-weight-complex="bold"/>
    </style:style>
    <style:style style:name="T2" style:family="text">
      <style:text-properties fo:color="#000000" style:font-name="Liberation Sans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T3" style:family="text">
      <style:text-properties fo:color="#000000" style:font-name="Liberation Sans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T4" style:family="text">
      <style:text-properties fo:color="#000000" style:font-name="Liberation Sans" fo:font-size="12pt" style:text-underline-style="none" fo:font-weight="bold" style:font-name-asian="Calibri" style:font-size-asian="12pt" style:font-weight-asian="bold" style:font-name-complex="Calibri" style:font-size-complex="12pt" style:font-weight-complex="bold"/>
    </style:style>
    <style:style style:name="T5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Liberation Sans" fo:font-size="12pt" style:font-size-asian="12pt" style:font-size-complex="12pt"/>
    </style:style>
    <style:style style:name="T7" style:family="tex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color="#222222" fo:font-size="12pt" fo:font-weight="bold" style:font-name-asian="Times New Roman" style:font-size-asian="12pt" style:font-weight-asian="bold" style:font-name-complex="Arial1" style:font-size-complex="12pt" style:font-weight-complex="bold"/>
    </style:style>
    <style:style style:name="T9" style:family="text">
      <style:text-properties fo:color="#222222" fo:font-size="12pt" fo:font-weight="normal" style:font-name-asian="Times New Roman" style:font-size-asian="12pt" style:font-weight-asian="normal" style:font-name-complex="Arial1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Jason Savery</text:span></text:p>
      <text:p text:style-name="P4"><text:span text:style-name="T2">email: contact@jsave.me – cell: (209) 565 2882 – portfolio: jsave.me</text:span></text:p>
      <text:p text:style-name="P4"><text:span text:style-name="T2"><text:s/></text:span><text:span text:style-name="T3">Mechanical Design Engineer</text:span></text:p>
      <text:p text:style-name="P3"><text:span text:style-name="T4">SKILLS</text:span></text:p>
      <text:p text:style-name="P3"><text:span text:style-name="T5">Software:</text:span><text:span text:style-name="T6"> 2D/3D Modeling CAD, Solidworks, Creo Elements/Pro (Pro/ENGINEER), XFOIL, Python, MATLAB, MATHCAD, LabVIEW, Excel, Linux, Github</text:span></text:p>
      <text:p text:style-name="P3"><text:span text:style-name="T5">Equipment: </text:span><text:span text:style-name="T7">Multimeters, Oscilloscopes, Soldering, 3D printers, Hand and Power tools, Mill, Lathe, Band saw, MIG Welders</text:span></text:p>
      <text:p text:style-name="P3"><text:span text:style-name="T5">Design Experience:</text:span><text:span text:style-name="T7"> Prototyping, Sheet metal fabrication, Welding, CNC machining, Wiring harness, Interconnect, 3d printed plastics, Mechanical and Electromechanical assemblies, Aerospace vehicle system design GD&amp;T, Bill of Materials, DFM, DFA, PDM, FEA</text:span></text:p>
      <text:p text:style-name="P8"/>
      <text:p text:style-name="P3"><text:span text:style-name="T4">EXPERIENCE</text:span></text:p>
      <text:p text:style-name="P2"><text:span text:style-name="T2">Essess Inc. <text:s/><text:tab/><text:tab/><text:tab/><text:tab/> <text:s text:c="16"/>Boston MA<text:tab/> <text:tab/> <text:s text:c="18"/>Nov. 2014 – Jul. 2016</text:span></text:p>
      <text:p text:style-name="P3"><text:span text:style-name="T3">Electromechanical Design Engineer </text:span><text:span text:style-name="T2">(contract)</text:span></text:p>
      <text:list xml:id="list218625449336501155" text:style-name="WWNum2">
        <text:list-item>
          <text:p text:style-name="P5"><text:span text:style-name="T2">Designed, prototyped and implemented mechanical parts to mount sensors and other electrical components to vehicle roof for drive by thermal data acquisition</text:span></text:p>
        </text:list-item>
        <text:list-item>
          <text:p text:style-name="P5"><text:span text:style-name="T2">Built and maintained complete library of parts using Solidworks. </text:span></text:p>
        </text:list-item>
        <text:list-item>
          <text:p text:style-name="P5"><text:span text:style-name="T2">Parts created using a combination of sheet metal, welding, 3d printed parts, and sourced parts </text:span></text:p>
        </text:list-item>
        <text:list-item>
          <text:p text:style-name="P5"><text:span text:style-name="T2">Created documentation including bill of materials, machine drawings and assembly instructions</text:span></text:p>
        </text:list-item>
        <text:list-item>
          <text:p text:style-name="P5"><text:span text:style-name="T2">Interfaced directly with vendors to fabricate parts to specifications and ensure the system was delivered on time</text:span></text:p>
        </text:list-item>
        <text:list-item>
          <text:p text:style-name="P5"><text:span text:style-name="T2">Hands on assembly and manufacturing of different parts of the system including roof, sensor box, and trunk assemblies. </text:span></text:p>
        </text:list-item>
        <text:list-item>
          <text:p text:style-name="P5"><text:span text:style-name="T2">Worked with multidisciplinary engineering team including electrical and computer engineers to integrate different parts of the system together </text:span></text:p>
        </text:list-item>
      </text:list>
      <text:p text:style-name="P10"/>
      <text:p text:style-name="P1"><text:span text:style-name="T2">UML AIAA Design Build Fly<text:tab/> <text:s text:c="16"/>Lowell MA <text:tab/> <text:s text:c="26"/>Sept. 2013 – May 2014</text:span></text:p>
      <text:p text:style-name="P3"><text:span text:style-name="T3">Propulsion Lead</text:span></text:p>
      <text:list xml:id="list2166267488820446621" text:style-name="WWNum3">
        <text:list-item>
          <text:p text:style-name="P6"><text:span text:style-name="T2">Led the propulsion and controls team to design and optimize the power plant for a radio controlled fixed-wing airplane</text:span></text:p>
        </text:list-item>
        <text:list-item>
          <text:p text:style-name="P6"><text:span text:style-name="T2">Designed and performed tests using the university wind tunnel to size and characterize the propulsion system for maximum performance</text:span></text:p>
        </text:list-item>
        <text:list-item>
          <text:p text:style-name="P6"><text:span text:style-name="T2">Resulted in fast, lightweight, and competitive plane flown in Wichita KS for the AIAA Design Build Fly competition against other teams from across the world</text:span></text:p>
        </text:list-item>
      </text:list>
      <text:p text:style-name="P10"/>
      <text:p text:style-name="P7"><text:span text:style-name="T4">EDUCATION</text:span></text:p>
      <text:p text:style-name="P7"><text:span text:style-name="T8">University of Massachusetts Lowell <text:s text:c="9"/></text:span><text:span text:style-name="T9">Lowell MA<text:tab/> <text:s text:c="46"/>Graduated Bachelor of Science in Mechanical Engineering BSME <text:s text:c="58"/>May 2014</text:span></text:p>
      <text:p text:style-name="P7"><text:span text:style-name="T9"><text:line-break/></text:span><text:span text:style-name="T8">Relevant Coursework:</text:span><text:span text:style-name="T9"> Design of Composite Materials, Aero/Wind Design, Fluid Mechanics, Ocean Engineering, Dynamics Systems, Heat Transfer, Linkage Design, Design of Machine Elements.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OpenSymbol2" svg:font-family="OpenSymbol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punctuation-wrap="hanging" style:writing-mode="lr-tb"/>
      <style:text-properties fo:color="#000000" style:text-line-through-style="none" style:text-line-through-type="none" style:font-name="Arial" fo:font-family="Arial" style:font-family-generic="roman" style:font-pitch="variable" fo:font-size="11pt" fo:language="en" fo:country="US" fo:font-style="normal" style:text-underline-style="none" fo:font-weight="normal" style:font-name-asian="Arial1" style:font-family-asian="Arial" style:font-family-generic-asian="system" style:font-pitch-asian="variable" style:font-size-asian="11pt" style:language-asian="zh" style:country-asian="CN" style:font-style-asian="normal" style:font-weight-asian="normal" style:font-name-complex="Arial1" style:font-family-complex="Arial" style:font-family-generic-complex="system" style:font-pitch-complex="variable" style:font-size-complex="11pt" style:language-complex="hi" style:country-complex="IN" style:font-style-complex="normal" style:font-weight-complex="normal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335in" fo:margin-bottom="0.0835in" loext:contextual-spacing="false" fo:line-height="100%" fo:text-align="start" style:justify-single-word="false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5in" fo:margin-bottom="0.0555in" loext:contextual-spacing="false" fo:line-height="100%" fo:text-align="start" style:justify-single-word="false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945in" fo:margin-bottom="0.0555in" loext:contextual-spacing="false" fo:line-height="100%" fo:text-align="start" style:justify-single-word="false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28in" loext:contextual-spacing="false" fo:line-height="100%" fo:text-align="start" style:justify-single-word="false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528in" fo:margin-bottom="0.028in" loext:contextual-spacing="false" fo:line-height="100%" fo:text-align="start" style:justify-single-word="false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.028in" loext:contextual-spacing="false" fo:line-height="100%" fo:text-align="start" style:justify-single-word="false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1" style:display-name="ListLabel 1" style:family="text">
      <style:text-properties style:font-name="Liberation Sans" fo:font-family="'Liberation Sans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="Liberation Sans" fo:font-family="'Liberation Sans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="Liberation Sans" fo:font-family="'Liberation Sans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="Liberation Sans" fo:font-family="'Liberation Sans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ListLabel_20_30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32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ListLabel_20_33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35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ListLabel_20_36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5T05:19:12</meta:creation-date>
    <dc:language>en-US</dc:language>
    <dc:date>2016-08-17T15:37:14</dc:date>
    <meta:editing-cycles>7</meta:editing-cycles>
    <dc:title>john smith</dc:title>
    <meta:editing-duration>PT18M</meta:editing-duration>
    <meta:generator>LibreOffice/5.1.4.2$Linux_X86_64 LibreOffice_project/10m0$Build-2</meta:generator>
    <meta:document-statistic meta:table-count="0" meta:image-count="0" meta:object-count="0" meta:page-count="1" meta:paragraph-count="25" meta:word-count="325" meta:character-count="2499" meta:non-whitespace-character-count="1996"/>
    <meta:user-defined meta:name="Info 1"/>
    <meta:user-defined meta:name="Info 2"/>
    <meta:user-defined meta:name="Info 3"/>
    <meta:user-defined meta:name="Info 4"/>
  </office:meta>
</office:document-meta>
</file>